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азвание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ableColumn5" style:family="table-column">
      <style:table-column-properties style:column-width="2.1631in"/>
    </style:style>
    <style:style style:name="TableColumn6" style:family="table-column">
      <style:table-column-properties style:column-width="2.1631in"/>
    </style:style>
    <style:style style:name="TableColumn7" style:family="table-column">
      <style:table-column-properties style:column-width="2.1631in"/>
    </style:style>
    <style:style style:name="Table4" style:family="table">
      <style:table-properties style:width="6.489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" style:parent-style-name="Обычный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1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1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4" style:parent-style-name="Обычный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Row15" style:family="table-row">
      <style:table-row-properties style:min-row-height="0.3743in"/>
    </style:style>
    <style:style style:name="TableCell16" style:family="table-cell">
      <style:table-cell-properties fo:border-top="0.0069in solid #5B9BD5" fo:border-left="0.0069in solid #5B9BD5" fo:border-bottom="0.0069in solid #5B9BD5" fo:border-right="0.0069in solid #5B9BD5" fo:background-color="#FFFFFF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margin-bottom="0in" fo:line-height="100%"/>
      <style:text-properties style:font-weight-complex="bold" fo:language="en" fo:country="US"/>
    </style:style>
    <style:style style:name="TableCell18" style:family="table-cell">
      <style:table-cell-properties fo:border-top="0.0069in solid #5B9BD5" fo:border-left="0.0069in solid #5B9BD5" fo:border-bottom="0.0069in solid #5B9BD5" fo:border-right="0.0069in solid #5B9BD5" style:writing-mode="lr-tb" fo:padding-top="0in" fo:padding-left="0.075in" fo:padding-bottom="0in" fo:padding-right="0.075in"/>
    </style:style>
    <style:style style:name="P19" style:parent-style-name="Обычный" style:family="paragraph">
      <style:paragraph-properties fo:margin-bottom="0in" fo:line-height="100%"/>
      <style:text-properties fo:language="en" fo:country="US"/>
    </style:style>
    <style:style style:name="TableCell20" style:family="table-cell">
      <style:table-cell-properties fo:border-top="0.0069in solid #5B9BD5" fo:border-left="0.0069in solid #5B9BD5" fo:border-bottom="0.0069in solid #5B9BD5" fo:border-right="0.0069in solid #5B9BD5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ext:p text:style-name="P1"><text:span text:style-name="T2">$title</text:span></text:p>
      <text:p text:style-name="Подзаголовок"><text:span text:style-name="T3">$date</text:span></text:p>
      <text:p text:style-name="Обычный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</text:p>
          </table:table-cell>
          <table:table-cell table:style-name="TableCell11">
            <text:p text:style-name="P12">$head.BookId</text:p>
          </table:table-cell>
          <table:table-cell table:style-name="TableCell13">
            <text:p text:style-name="P14">$head.SubscriptionId</text:p>
          </table:table-cell>
        </table:table-row>
        <table:table-row table:style-name="TableRow15">
          <table:table-cell table:style-name="TableCell16">
            <text:p text:style-name="P17">$orders.Id</text:p>
          </table:table-cell>
          <table:table-cell table:style-name="TableCell18">
            <text:p text:style-name="P19">$orders.BookId</text:p>
          </table:table-cell>
          <table:table-cell table:style-name="TableCell20">
            <text:p text:style-name="P21">$orders.SubscriptionId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border="0.0416in solid #5B9BD5" fo:padding="0in" style:shadow="none" fo:margin-bottom="0in" fo:background-color="#5B9BD5"/>
      <style:text-properties fo:text-transform="uppercase" fo:color="#FFFFFF" fo:letter-spacing="0.0104in" fo:font-size="11pt" style:font-size-asian="11pt" style:font-size-complex="11pt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border="0.0416in solid #DEEAF6" fo:padding="0in" style:shadow="none" fo:margin-bottom="0in" fo:background-color="#DEEAF6"/>
      <style:text-properties fo:text-transform="uppercase" fo:letter-spacing="0.0104in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border-top="0.0104in solid #5B9BD5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4D78" fo:letter-spacing="0.0104in" fo:hyphenate="tru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border-top="0.0104in dotted #5B9BD5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E74B5" fo:letter-spacing="0.0069in" fo:hyphenate="tru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border-top="none" fo:border-left="none" fo:border-bottom="0.0104in soli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tru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border-top="none" fo:border-left="none" fo:border-bottom="0.0104in dotte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tru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margin-top="0.1388in" fo:margin-bottom="0in"/>
      <style:text-properties fo:text-transform="uppercase" fo:color="#2E74B5" fo:letter-spacing="0.0069in" fo:hyphenate="tru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Обычный" style:display-name="Обычный" style:family="paragraph">
      <style:text-properties fo:hyphenate="true"/>
    </style:style>
    <style:style style:name="Основнойшрифтабзаца" style:display-name="Основной шрифт абзаца" style:family="text"/>
    <style:style style:name="Подзаголовок" style:display-name="Подзаголовок" style:family="paragraph" style:parent-style-name="Обычный" style:next-style-name="Обычный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ПодзаголовокЗнак" style:display-name="Подзаголовок Знак" style:family="text" style:parent-style-name="Основнойшрифтабзаца">
      <style:text-properties fo:text-transform="uppercase" fo:color="#595959" fo:letter-spacing="0.0069in" fo:font-size="10.5pt" style:font-size-asian="10.5pt" style:font-size-complex="10.5pt"/>
    </style:style>
    <style:style style:name="Название" style:display-name="Название" style:family="paragraph" style:parent-style-name="Обычный" style:next-style-name="Обычный">
      <style:paragraph-properties fo:margin-top="0in" fo:margin-bottom="0in"/>
      <style:text-properties style:font-name="Calibri Light" fo:text-transform="uppercase" fo:color="#5B9BD5" fo:letter-spacing="0.0069in" fo:font-size="26pt" style:font-size-asian="26pt" style:font-size-complex="26pt" fo:hyphenate="tru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/>
    </style:style>
    <style:style style:name="Безинтервала" style:display-name="Без интервала" style:family="paragraph">
      <style:paragraph-properties fo:margin-bottom="0in" fo:line-height="100%"/>
      <style:text-properties fo:hyphenate="true"/>
    </style:style>
    <style:style style:name="Заголовок1Знак" style:display-name="Заголовок 1 Знак" style:family="text" style:parent-style-name="Основнойшрифтабзаца">
      <style:text-properties fo:text-transform="uppercase" fo:color="#FFFFFF" fo:letter-spacing="0.0104in" fo:font-size="11pt" style:font-size-asian="11pt" style:font-size-complex="11pt" fo:background-color="#5B9BD5"/>
    </style:style>
    <style:style style:name="Заголовок2Знак" style:display-name="Заголовок 2 Знак" style:family="text" style:parent-style-name="Основнойшрифтабзаца">
      <style:text-properties fo:text-transform="uppercase" fo:letter-spacing="0.0104in" fo:background-color="#DEEAF6"/>
    </style:style>
    <style:style style:name="Заголовок3Знак" style:display-name="Заголовок 3 Знак" style:family="text" style:parent-style-name="Основнойшрифтабзаца">
      <style:text-properties fo:text-transform="uppercase" fo:color="#1F4D78" fo:letter-spacing="0.0104in"/>
    </style:style>
    <style:style style:name="Заголовок4Знак" style:display-name="Заголовок 4 Знак" style:family="text" style:parent-style-name="Основнойшрифтабзаца">
      <style:text-properties fo:text-transform="uppercase" fo:color="#2E74B5" fo:letter-spacing="0.0069in"/>
    </style:style>
    <style:style style:name="Заголовок5Знак" style:display-name="Заголовок 5 Знак" style:family="text" style:parent-style-name="Основнойшрифтабзаца">
      <style:text-properties fo:text-transform="uppercase" fo:color="#2E74B5" fo:letter-spacing="0.0069in"/>
    </style:style>
    <style:style style:name="Заголовок6Знак" style:display-name="Заголовок 6 Знак" style:family="text" style:parent-style-name="Основнойшрифтабзаца">
      <style:text-properties fo:text-transform="uppercase" fo:color="#2E74B5" fo:letter-spacing="0.0069in"/>
    </style:style>
    <style:style style:name="Заголовок7Знак" style:display-name="Заголовок 7 Знак" style:family="text" style:parent-style-name="Основнойшрифтабзаца">
      <style:text-properties fo:text-transform="uppercase" fo:color="#2E74B5" fo:letter-spacing="0.0069in"/>
    </style:style>
    <style:style style:name="Заголовок8Знак" style:display-name="Заголовок 8 Знак" style:family="text" style:parent-style-name="Основнойшрифтабзаца">
      <style:text-properties fo:text-transform="uppercase" fo:letter-spacing="0.0069in" fo:font-size="9pt" style:font-size-asian="9pt" style:font-size-complex="9pt"/>
    </style:style>
    <style:style style:name="Заголовок9Знак" style:display-name="Заголовок 9 Знак" style:family="text" style:parent-style-name="Основнойшрифтабзаца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text-transform="uppercase" fo:color="#1F4D78" fo:letter-spacing="0.0034in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true"/>
    </style:style>
    <style:style style:name="Цитата2" style:display-name="Цитата 2" style:family="paragraph" style:parent-style-name="Обычный" style:next-style-name="Обычный">
      <style:text-properties fo:font-style="italic" style:font-style-asian="italic" style:font-style-complex="italic" fo:font-size="12pt" style:font-size-asian="12pt" style:font-size-complex="12pt" fo:hyphenate="tru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font-size="12pt" style:font-size-asian="12pt" style:font-size-complex="12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5B9BD5" fo:font-size="12pt" style:font-size-asian="12pt" style:font-size-complex="12pt" fo:hyphenate="true"/>
    </style:style>
    <style:style style:name="ВыделеннаяцитатаЗнак" style:display-name="Выделенная цитата Знак" style:family="text" style:parent-style-name="Основнойшрифтабзаца">
      <style:text-properties fo:color="#5B9BD5" fo:font-size="12pt" style:font-size-asian="12pt" style:font-size-complex="12pt"/>
    </style:style>
    <style:style style:name="Слабоевыделение" style:display-name="Слабое выделение" style:family="text">
      <style:text-properties fo:font-style="italic" style:font-style-asian="italic" style:font-style-complex="italic" fo:color="#1F4D78"/>
    </style:style>
    <style:style style:name="Сильноевыделение" style:display-name="Сильное выделение" style:family="text">
      <style:text-properties fo:font-weight="bold" style:font-weight-asian="bold" style:font-weight-complex="bold" fo:text-transform="uppercase" fo:color="#1F4D78" fo:letter-spacing="0.0069in"/>
    </style:style>
    <style:style style:name="Слабаяссылка" style:display-name="Слабая ссылка" style:family="text">
      <style:text-properties fo:font-weight="bold" style:font-weight-asian="bold" style:font-weight-complex="bold" fo:color="#5B9BD5"/>
    </style:style>
    <style:style style:name="Сильнаяссылка" style:display-name="Сильная ссылка" style:family="text">
      <style:text-properties fo:font-weight="bold" style:font-weight-asian="bold" style:font-weight-complex="bold" fo:font-style="italic" style:font-style-asian="italic" style:font-style-complex="italic" fo:text-transform="uppercase" fo:color="#5B9BD5"/>
    </style:style>
    <style:style style:name="Названиекниги" style:display-name="Название книги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fo:hyphenate="true"/>
    </style:style>
    <style:style style:name="Названиеобъекта" style:display-name="Название объекта" style:family="paragraph" style:parent-style-name="Обычный" style:next-style-name="Обычный">
      <style:text-properties fo:font-weight="bold" style:font-weight-asian="bold" style:font-weight-complex="bold" fo:color="#2E74B5" fo:font-size="8pt" style:font-size-asian="8pt" style:font-size-complex="8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Дмитрий Бекузаров</meta:initial-creator>
    <dc:creator>Дмитрий Бекузаров</dc:creator>
    <meta:creation-date>2015-01-27T15:13:00Z</meta:creation-date>
    <dc:date>2015-01-27T15:44:00Z</dc:date>
    <meta:template xlink:href="Normal.dotm" xlink:type="simple"/>
    <meta:editing-cycles>8</meta:editing-cycles>
    <meta:editing-duration>PT360S</meta:editing-duration>
    <meta:document-statistic meta:page-count="1" meta:paragraph-count="1" meta:word-count="15" meta:character-count="102" meta:row-count="1" meta:non-whitespace-character-count="88"/>
  </office:meta>
</office:document-meta>
</file>